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2506"/>
    </style:style>
    <style:style style:name="P2" style:family="paragraph" style:parent-style-name="Standard">
      <style:text-properties officeooo:rsid="000f2506" officeooo:paragraph-rsid="000f2506"/>
    </style:style>
    <style:style style:name="P3" style:family="paragraph" style:parent-style-name="Standard">
      <style:text-properties officeooo:rsid="00110185" officeooo:paragraph-rsid="00110185"/>
    </style:style>
    <style:style style:name="P4" style:family="paragraph" style:parent-style-name="Standard">
      <style:text-properties officeooo:rsid="00158565" officeooo:paragraph-rsid="00158565"/>
    </style:style>
    <style:style style:name="P5" style:family="paragraph" style:parent-style-name="Standard">
      <style:text-properties officeooo:rsid="0016d047" officeooo:paragraph-rsid="0016d047"/>
    </style:style>
    <style:style style:name="P6" style:family="paragraph" style:parent-style-name="Standard">
      <style:text-properties officeooo:rsid="001817b8" officeooo:paragraph-rsid="001817b8"/>
    </style:style>
    <style:style style:name="P7" style:family="paragraph" style:parent-style-name="Standard" style:list-style-name="L2">
      <style:text-properties officeooo:paragraph-rsid="000f2506"/>
    </style:style>
    <style:style style:name="P8" style:family="paragraph" style:parent-style-name="Standard" style:list-style-name="L2">
      <style:text-properties officeooo:rsid="000f2506" officeooo:paragraph-rsid="000f2506"/>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text-properties officeooo:rsid="00117b21" officeooo:paragraph-rsid="00117b21"/>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text-properties officeooo:paragraph-rsid="0006c045"/>
    </style:style>
    <style:style style:name="T1" style:family="text">
      <style:text-properties officeooo:rsid="0007270d"/>
    </style:style>
    <style:style style:name="T2" style:family="text">
      <style:text-properties officeooo:rsid="000a06e0"/>
    </style:style>
    <style:style style:name="T3" style:family="text">
      <style:text-properties officeooo:rsid="000f2506"/>
    </style:style>
    <style:style style:name="T4" style:family="text">
      <style:text-properties officeooo:rsid="0018b09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14065810345534659" text:style-name="L1">
        <text:list-item>
          <text:p text:style-name="P10">Begrüßen Danke für euere Interesse Geodaten werden immer wichtiger. <text:line-break/><text:span text:style-name="T4">Soll ich mein altes Buch zeigen (<text:line-break/>wie erde vermessen wurde? Open data? )<text:line-break/>soll ich Modul am Anfang zeigen?</text:span></text:p>
        </text:list-item>
        <text:list-item>
          <text:p text:style-name="P12">Wer bin ich <text:line-break/><text:span text:style-name="T1">Ich bin recht neu in der Joomla Community. Deshalb wisst ihr wahrscheinlich auch noch nicht viel über mich. Hier interessiert euch sicher am meisten, wie ich auf die Idee kam, hier etwas über Leaflet zu erzählen. Also, das war so: Im Frühjahr hat mich jemand gebeten ihm eine Karte auf seiner Joomla! Website einzurichten, auf der alle Händler, die seine Produkte verkaufen, angezeigt werden. Er wollte dabei gerne Filtermöglichkeiten. Es ging um Sportgeräte. Händler, die nur Fahrräder verkaufen, sollten auch separat filterbar sein. Es gab schon eine externe Datenbank, in der alle Adressen stehen und die täglich gepflegt wird.<text:line-break/>Ich bin mapperin bei osm</text:span></text:p>
        </text:list-item>
        <text:list-item>
          <text:p text:style-name="P11">Was solltest du mitbringen <text:line-break/><text:span text:style-name="T2">Neugierde. Du solltest dich allerdings auch nicht von einfachem JavaScript Code abschrecken lassen. Ich steige aber nirgendwo tief in Programmcode ein. Es geht mir hier eher darum, euch zu zeigen, was man alles mit Leaflet machen kann. Mein Ziel habe ich erreicht, wenn ihr am Schluss sagt: Ich habe gar nicht gewusst, dass man das so einfach umsetzen kann und das könnte ich doch da und da verwenden. So wie ich einem in unsere JUG von meiner Anwendung erzählt habe und er sofort daran dachte, diese auf einer Website die Touristenattraktionen in unserer Gegend vorstellt, einzusetzen. Nun gibt es Filtermöglichkeiten für Kinder, Sportler, Kulturinteressierte ...</text:span></text:p>
        </text:list-item>
        <text:list-item>
          <text:p text:style-name="P11">Was machen wir konkret?<text:line-break/></text:p>
        </text:list-item>
        <text:list-item>
          <text:p text:style-name="P9">Link zur Präsentation </text:p>
        </text:list-item>
      </text:list>
      <text:p text:style-name="P1"/>
      <text:p text:style-name="P2">Karte mit Leaflet anzeigen</text:p>
      <text:list xml:id="list1661002272052713573" text:style-name="L2">
        <text:list-item>
          <text:p text:style-name="P8">Wir beginnen mit einer ganz einfachen HTML-Datei</text:p>
        </text:list-item>
        <text:list-item>
          <text:p text:style-name="P7">Integrieren Sie die notwendigen JavaScript und Cascading Style Sheet (CSS) Dateien</text:p>
        </text:list-item>
        <text:list-item>
          <text:p text:style-name="P7">Erstellen Sie ein &lt;div&gt;-Element in dem die Karte angezeigt werden soll</text:p>
        </text:list-item>
        <text:list-item>
          <text:p text:style-name="P7">Nun wird es spannend: Erstellen Sie das Karten-Objekt</text:p>
        </text:list-item>
        <text:list-item>
          <text:p text:style-name="P7">Füge einen Karten-Layer zur Karte hinzu<text:line-break/><text:span text:style-name="T3">Weiß jemand was z x und y bedeuten?</text:span></text:p>
        </text:list-item>
      </text:list>
      <text:p text:style-name="P1"/>
      <text:p text:style-name="P1"/>
      <text:p text:style-name="P1"/>
      <text:p text:style-name="P1"/>
      <text:p text:style-name="P1"/>
      <text:p text:style-name="P1"/>
      <text:p text:style-name="P1"/>
      <text:p text:style-name="P6">WMS</text:p>
      <text:p text:style-name="P6">transparent</text:p>
      <text:p text:style-name="P1"/>
      <text:p text:style-name="P1"/>
      <text:p text:style-name="P1"/>
      <text:p text:style-name="P1"/>
      <text:p text:style-name="P1"><text:soft-page-break/></text:p>
      <text:p text:style-name="P1"/>
      <text:p text:style-name="P4">Karte mit Daten bestückern</text:p>
      <text:p text:style-name="P5">punkt </text:p>
      <text:p text:style-name="P5">marker</text:p>
      <text:p text:style-name="P5">polyline</text:p>
      <text:p text:style-name="P5">polygon</text:p>
      <text:p text:style-name="P5">rectangle</text:p>
      <text:p text:style-name="P5">circle</text:p>
      <text:p text:style-name="P5">mulitpolygon</text:p>
      <text:p text:style-name="P5">multipolyline</text:p>
      <text:p text:style-name="P5">layergruppe</text:p>
      <text:p text:style-name="P5">featuregruppe</text:p>
      <text:p text:style-name="P5">popups</text:p>
      <text:p text:style-name="P1"/>
      <text:p text:style-name="P1"/>
      <text:p text:style-name="P1"/>
      <text:p text:style-name="P1"/>
      <text:p text:style-name="P1"/>
      <text:p text:style-name="P1"/>
      <text:p text:style-name="P1"/>
      <text:p text:style-name="P3">Schluss</text:p>
      <text:p text:style-name="P3">Zumindest kennt ihr nun 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18:45.272479988</meta:creation-date>
    <meta:generator>LibreOffice/5.1.6.2$Linux_X86_64 LibreOffice_project/10m0$Build-2</meta:generator>
    <dc:date>2017-08-20T15:02:58.615642958</dc:date>
    <meta:editing-duration>PT6H32M46S</meta:editing-duration>
    <meta:editing-cycles>18</meta:editing-cycles>
    <meta:document-statistic meta:table-count="0" meta:image-count="0" meta:object-count="0" meta:page-count="2" meta:paragraph-count="27" meta:word-count="340" meta:character-count="2118" meta:non-whitespace-character-count="1809"/>
  </office:meta>
</office:document-meta>
</file>